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aa" officeooo:paragraph-rsid="001608aa"/>
    </style:style>
    <style:style style:name="P2" style:family="paragraph" style:parent-style-name="Standard">
      <style:text-properties officeooo:rsid="0016a5ee" officeooo:paragraph-rsid="0016a5ee"/>
    </style:style>
    <style:style style:name="P3" style:family="paragraph" style:parent-style-name="Standard">
      <style:text-properties fo:font-weight="bold" officeooo:rsid="00180c7f" officeooo:paragraph-rsid="00180c7f" style:font-weight-asian="bold" style:font-weight-complex="bold"/>
    </style:style>
    <style:style style:name="P4" style:family="paragraph" style:parent-style-name="Standard">
      <style:text-properties fo:font-weight="normal" officeooo:rsid="00180c7f" officeooo:paragraph-rsid="0016a5ee" style:font-weight-asian="normal" style:font-weight-complex="normal"/>
    </style:style>
    <style:style style:name="T1" style:family="text">
      <style:text-properties officeooo:rsid="0019a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to evaluate how well the random forest works for each case. If it's unable to classify, it hardly matters which features it's identifying.</text:p>
      <text:p text:style-name="P1"/>
      <text:p text:style-name="P2">Why are some lists consistently high in the ranking, even when random noise is supplied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 fo:line-height="110%" fo:text-align="justify" style:justify-single-word="false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.101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1:45:29.299850842</meta:creation-date>
    <dc:title>Dejavu sans</dc:title>
    <meta:editing-duration>PT1M1S</meta:editing-duration>
    <meta:editing-cycles>7</meta:editing-cycles>
    <meta:generator>LibreOffice/4.2.8.2$Linux_X86_64 LibreOffice_project/420m0$Build-2</meta:generator>
    <meta:initial-creator>Daniel Seaton</meta:initial-creator>
    <dc:date>2016-04-01T00:15:03.691964951</dc:date>
    <dc:creator>Daniel Seaton</dc:creator>
    <meta:document-statistic meta:table-count="0" meta:image-count="0" meta:object-count="0" meta:page-count="1" meta:paragraph-count="2" meta:word-count="39" meta:character-count="231" meta:non-whitespace-character-count="194"/>
    <meta:template xlink:type="simple" xlink:actuate="onRequest" xlink:title="Dejavu sans" xlink:href="../../../../../.config/libreoffice/4/user/template/Dejavu%20sans.ott" meta:date="2016-03-29T21:45:29.073205570"/>
  </office:meta>
</office:document-meta>
</file>